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1.976cm" style:use-optimal-column-width="false"/>
    </style:style>
    <style:style style:name="co2" style:family="table-column">
      <style:table-column-properties style:column-width="1.97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ccc0"/>
      <style:paragraph-properties fo:text-align="center" fo:border="0.57pt solid #000000"/>
      <style:text-properties style:font-name="LM Sans 8" fo:font-size="15pt" fo:background-color="#ffccc0" style:font-size-asian="15pt" style:font-size-complex="15pt"/>
    </style:style>
    <style:style style:name="ce2" style:family="table-cell">
      <loext:graphic-properties draw:fill-color="#ccccff" draw:textarea-vertical-align="top"/>
      <style:paragraph-properties fo:text-align="center" fo:border="0.57pt solid #000000"/>
      <style:text-properties style:font-name="LM Sans 8" fo:font-size="15pt" fo:background-color="transparent" style:font-size-asian="15pt" style:font-size-complex="15pt"/>
    </style:style>
    <style:style style:name="ce3" style:family="table-cell">
      <loext:graphic-properties draw:fill-color="#ffccc0"/>
      <style:paragraph-properties fo:text-align="center" fo:border="0.57pt solid #000000"/>
      <style:text-properties fo:color="#c9211e" style:font-name="LM Sans 8" fo:font-size="15pt" fo:font-weight="bold" fo:background-color="#ffff00" style:font-size-asian="15pt" style:font-weight-asian="bold" style:font-size-complex="15pt" style:font-weight-complex="bold"/>
    </style:style>
    <style:style style:name="P1" style:family="paragraph">
      <loext:graphic-properties draw:fill="none" draw:fill-color="#ffffff"/>
      <style:text-properties style:font-name="LM Sans 8"/>
    </style:style>
    <style:style style:name="P2" style:family="paragraph">
      <style:paragraph-properties fo:text-align="center"/>
      <style:text-properties style:font-name="LM Sans 8" fo:font-size="15pt" fo:background-color="#ffccc0" style:font-size-asian="15pt" style:font-size-complex="15pt"/>
    </style:style>
    <style:style style:name="P3" style:family="paragraph">
      <style:paragraph-properties fo:text-align="center"/>
      <style:text-properties style:font-name="LM Sans 8" fo:font-size="15pt" fo:background-color="transparent" style:font-size-asian="15pt" style:font-size-complex="15pt"/>
    </style:style>
    <style:style style:name="P4" style:family="paragraph">
      <loext:graphic-properties draw:fill="none" draw:fill-color="#ffffff"/>
      <style:text-properties fo:color="#c9211e" style:font-name="LM Sans 8"/>
    </style:style>
    <style:style style:name="P5" style:family="paragraph">
      <style:paragraph-properties fo:text-align="center"/>
      <style:text-properties fo:color="#c9211e" style:font-name="LM Sans 8" fo:font-size="15pt" fo:font-weight="bold" fo:background-color="#ffff00" style:font-size-asian="15pt" style:font-weight-asian="bold" style:font-size-complex="15pt" style:font-weight-complex="bold"/>
    </style:style>
    <style:style style:name="T1" style:family="text">
      <style:text-properties style:font-name="LM Sans 8"/>
    </style:style>
    <style:style style:name="T2" style:family="text">
      <style:text-properties fo:color="#c9211e" style:font-name="LM Sans 8" fo:font-size="14pt" style:font-size-asian="14pt" style:font-size-complex="14pt"/>
    </style:style>
    <style:style style:name="T3" style:family="text">
      <style:text-properties fo:color="#c9211e"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23cm" svg:height="1.182cm" svg:x="1.608cm" svg:y="0.742cm">
          <draw:text-box>
            <text:p><text:span text:style-name="T1">b = </text:span></text:p>
          </draw:text-box>
        </draw:frame>
        <draw:frame draw:style-name="standard" draw:layer="layout" svg:width="9.876cm" svg:height="1.035cm" svg:x="3.161cm" svg:y="0.9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.1</text:p>
              </table:table-cell>
              <table:table-cell>
                <text:p text:style-name="P2">0.5</text:p>
              </table:table-cell>
              <table:table-cell>
                <text:p text:style-name="P2">0.9</text:p>
              </table:table-cell>
              <table:table-cell>
                <text:p text:style-name="P2">0.3</text:p>
              </table:table-cell>
              <table:table-cell>
                <text:p text:style-name="P2">0.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814cm" svg:height="1.182cm" svg:x="1.614cm" svg:y="3.145cm">
          <draw:text-box>
            <text:p><text:span text:style-name="T1">g = </text:span></text:p>
          </draw:text-box>
        </draw:frame>
        <draw:frame draw:style-name="standard" draw:layer="layout" svg:width="9.876cm" svg:height="1.035cm" svg:x="3.167cm" svg:y="3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0.8</text:p>
              </table:table-cell>
              <table:table-cell>
                <text:p text:style-name="P3">0.4</text:p>
              </table:table-cell>
              <table:table-cell>
                <text:p text:style-name="P3">0.2</text:p>
              </table:table-cell>
              <table:table-cell>
                <text:p text:style-name="P3">0.6</text:p>
              </table:table-cell>
              <table:table-cell>
                <text:p text:style-name="P3">0.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.069cm" svg:height="0.971cm" svg:x="3.591cm" svg:y="0.083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5.592cm" svg:y="0.084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7.593cm" svg:y="0.085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9.594cm" svg:y="0.086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95cm" svg:y="0.087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3.592cm" svg:y="2.484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5.593cm" svg:y="2.485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7.594cm" svg:y="2.486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9.595cm" svg:y="2.487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96cm" svg:y="2.488cm">
          <draw:text-box>
            <text:p><text:span text:style-name="T2">[5]</text:span></text:p>
          </draw:text-box>
        </draw:frame>
        <draw:frame draw:style-name="gr1" draw:text-style-name="P1" draw:layer="layout" svg:width="3.398cm" svg:height="1.182cm" svg:x="0.027cm" svg:y="6.822cm">
          <draw:text-box>
            <text:p><text:span text:style-name="T1">sort(b) = </text:span></text:p>
          </draw:text-box>
        </draw:frame>
        <draw:frame draw:style-name="standard" draw:layer="layout" svg:width="9.876cm" svg:height="1.035cm" svg:x="3.154cm" svg:y="6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.1</text:p>
              </table:table-cell>
              <table:table-cell>
                <text:p text:style-name="P2">0.3</text:p>
              </table:table-cell>
              <table:table-cell>
                <text:p text:style-name="P2">0.5</text:p>
              </table:table-cell>
              <table:table-cell>
                <text:p text:style-name="P2">0.7</text:p>
              </table:table-cell>
              <table:table-cell>
                <text:p text:style-name="P2">0.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76cm" svg:height="1.035cm" svg:x="3.16cm" svg:y="9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0.1</text:p>
              </table:table-cell>
              <table:table-cell>
                <text:p text:style-name="P3">0.2</text:p>
              </table:table-cell>
              <table:table-cell>
                <text:p text:style-name="P3">0.4</text:p>
              </table:table-cell>
              <table:table-cell>
                <text:p text:style-name="P3">0.6</text:p>
              </table:table-cell>
              <table:table-cell>
                <text:p text:style-name="P3">0.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1.069cm" svg:height="0.971cm" svg:x="3.584cm" svg:y="6.076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5.585cm" svg:y="6.077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7.586cm" svg:y="6.078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9.587cm" svg:y="6.079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11.588cm" svg:y="6.08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3.585cm" svg:y="8.477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5.586cm" svg:y="8.478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7.587cm" svg:y="8.479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9.588cm" svg:y="8.48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89cm" svg:y="8.481cm">
          <draw:text-box>
            <text:p><text:span text:style-name="T2">[1]</text:span></text:p>
          </draw:text-box>
        </draw:frame>
        <draw:frame draw:style-name="gr1" draw:text-style-name="P1" draw:layer="layout" svg:width="3.389cm" svg:height="1.182cm" svg:x="0.027cm" svg:y="9.222cm">
          <draw:text-box>
            <text:p><text:span text:style-name="T1">sort(g) = 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.009cm" svg:height="1.182cm" svg:x="1.434cm" svg:y="0.842cm">
          <draw:text-box>
            <text:p><text:span text:style-name="T1">b’ = </text:span></text:p>
          </draw:text-box>
        </draw:frame>
        <draw:frame draw:style-name="standard" draw:layer="layout" svg:width="9.876cm" svg:height="1.035cm" svg:x="3.161cm" svg:y="0.9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5"><text:span text:style-name="T3">0.7</text:span></text:p>
              </table:table-cell>
              <table:table-cell>
                <text:p text:style-name="P2">0.5</text:p>
              </table:table-cell>
              <table:table-cell>
                <text:p text:style-name="P2">0.9</text:p>
              </table:table-cell>
              <table:table-cell>
                <text:p text:style-name="P2">0.3</text:p>
              </table:table-cell>
              <table:table-cell table:style-name="ce3">
                <text:p text:style-name="P5"><text:span text:style-name="T3">0.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1.814cm" svg:height="1.182cm" svg:x="1.614cm" svg:y="3.145cm">
          <draw:text-box>
            <text:p><text:span text:style-name="T1">g = </text:span></text:p>
          </draw:text-box>
        </draw:frame>
        <draw:frame draw:style-name="standard" draw:layer="layout" svg:width="9.876cm" svg:height="1.035cm" svg:x="3.167cm" svg:y="3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0.8</text:p>
              </table:table-cell>
              <table:table-cell>
                <text:p text:style-name="P3">0.4</text:p>
              </table:table-cell>
              <table:table-cell>
                <text:p text:style-name="P3">0.2</text:p>
              </table:table-cell>
              <table:table-cell>
                <text:p text:style-name="P3">0.6</text:p>
              </table:table-cell>
              <table:table-cell>
                <text:p text:style-name="P3">0.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4" draw:layer="layout" svg:width="1.069cm" svg:height="0.971cm" svg:x="3.591cm" svg:y="0.083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5.592cm" svg:y="0.084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7.593cm" svg:y="0.085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9.594cm" svg:y="0.086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95cm" svg:y="0.087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3.592cm" svg:y="2.484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5.593cm" svg:y="2.485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7.594cm" svg:y="2.486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9.595cm" svg:y="2.487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96cm" svg:y="2.488cm">
          <draw:text-box>
            <text:p><text:span text:style-name="T2">[5]</text:span></text:p>
          </draw:text-box>
        </draw:frame>
        <draw:frame draw:style-name="gr1" draw:text-style-name="P1" draw:layer="layout" svg:width="3.584cm" svg:height="1.182cm" svg:x="-0.173cm" svg:y="6.822cm">
          <draw:text-box>
            <text:p><text:span text:style-name="T1">sort(b’) = </text:span></text:p>
          </draw:text-box>
        </draw:frame>
        <draw:frame draw:style-name="standard" draw:layer="layout" svg:width="9.876cm" svg:height="1.035cm" svg:x="3.154cm" svg:y="6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5"><text:span text:style-name="T3">0.1</text:span></text:p>
              </table:table-cell>
              <table:table-cell>
                <text:p text:style-name="P2">0.3</text:p>
              </table:table-cell>
              <table:table-cell>
                <text:p text:style-name="P2">0.5</text:p>
              </table:table-cell>
              <table:table-cell table:style-name="ce3">
                <text:p text:style-name="P5"><text:span text:style-name="T3">0.7</text:span></text:p>
              </table:table-cell>
              <table:table-cell>
                <text:p text:style-name="P2">0.9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876cm" svg:height="1.035cm" svg:x="3.16cm" svg:y="9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0.1</text:p>
              </table:table-cell>
              <table:table-cell>
                <text:p text:style-name="P3">0.2</text:p>
              </table:table-cell>
              <table:table-cell>
                <text:p text:style-name="P3">0.4</text:p>
              </table:table-cell>
              <table:table-cell>
                <text:p text:style-name="P3">0.6</text:p>
              </table:table-cell>
              <table:table-cell>
                <text:p text:style-name="P3">0.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4" draw:layer="layout" svg:width="1.069cm" svg:height="0.971cm" svg:x="3.584cm" svg:y="6.076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5.585cm" svg:y="6.077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7.586cm" svg:y="6.078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9.587cm" svg:y="6.079cm">
          <draw:text-box>
            <text:p><text:span text:style-name="T2">[1]</text:span></text:p>
          </draw:text-box>
        </draw:frame>
        <draw:frame draw:style-name="gr1" draw:text-style-name="P4" draw:layer="layout" svg:width="1.069cm" svg:height="0.971cm" svg:x="11.588cm" svg:y="6.08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3.585cm" svg:y="8.477cm">
          <draw:text-box>
            <text:p><text:span text:style-name="T2">[5]</text:span></text:p>
          </draw:text-box>
        </draw:frame>
        <draw:frame draw:style-name="gr1" draw:text-style-name="P4" draw:layer="layout" svg:width="1.069cm" svg:height="0.971cm" svg:x="5.586cm" svg:y="8.478cm">
          <draw:text-box>
            <text:p><text:span text:style-name="T2">[3]</text:span></text:p>
          </draw:text-box>
        </draw:frame>
        <draw:frame draw:style-name="gr1" draw:text-style-name="P4" draw:layer="layout" svg:width="1.069cm" svg:height="0.971cm" svg:x="7.587cm" svg:y="8.479cm">
          <draw:text-box>
            <text:p><text:span text:style-name="T2">[2]</text:span></text:p>
          </draw:text-box>
        </draw:frame>
        <draw:frame draw:style-name="gr1" draw:text-style-name="P4" draw:layer="layout" svg:width="1.069cm" svg:height="0.971cm" svg:x="9.588cm" svg:y="8.48cm">
          <draw:text-box>
            <text:p><text:span text:style-name="T2">[4]</text:span></text:p>
          </draw:text-box>
        </draw:frame>
        <draw:frame draw:style-name="gr1" draw:text-style-name="P4" draw:layer="layout" svg:width="1.069cm" svg:height="0.971cm" svg:x="11.589cm" svg:y="8.481cm">
          <draw:text-box>
            <text:p><text:span text:style-name="T2">[1]</text:span></text:p>
          </draw:text-box>
        </draw:frame>
        <draw:frame draw:style-name="gr1" draw:text-style-name="P1" draw:layer="layout" svg:width="3.389cm" svg:height="1.182cm" svg:x="0.027cm" svg:y="9.222cm">
          <draw:text-box>
            <text:p><text:span text:style-name="T1">sort(g) =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3.208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9:12:03.233316540</meta:creation-date>
    <dc:date>2021-04-18T17:51:54.423332052</dc:date>
    <meta:editing-duration>PT1H36M36S</meta:editing-duration>
    <meta:editing-cycles>22</meta:editing-cycles>
    <meta:generator>LibreOffice/6.4.7.2$Linux_X86_64 LibreOffice_project/40$Build-2</meta:generator>
    <meta:document-statistic meta:object-count="56"/>
  </office:meta>
</office:document-meta>
</file>